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" style:family="graphic" style:parent-style-name="standard">
      <style:graphic-properties draw:marker-start="Arrowheads_20_1" draw:marker-start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3cm" svg:height="0.962cm" svg:x="12.112cm" svg:y="2.587cm">
          <draw:text-box>
            <text:p>ML algorithms</text:p>
          </draw:text-box>
        </draw:frame>
        <draw:line draw:style-name="gr2" draw:text-style-name="P2" draw:layer="layout" svg:x1="8.936cm" svg:y1="3.222cm" svg:x2="12.111cm" svg:y2="3.222cm">
          <text:p/>
        </draw:line>
        <draw:frame draw:style-name="gr3" draw:text-style-name="P1" xml:id="id1" draw:id="id1" draw:layer="layout" svg:width="4.127cm" svg:height="0.962cm" svg:x="4.81cm" svg:y="2.705cm">
          <draw:text-box>
            <text:p>Supervised</text:p>
          </draw:text-box>
        </draw:frame>
        <draw:line draw:style-name="gr4" draw:text-style-name="P3" draw:layer="layout" svg:x1="14.017cm" svg:y1="3.857cm" svg:x2="14.017cm" svg:y2="5.445cm">
          <text:p/>
        </draw:line>
        <draw:frame draw:style-name="gr5" draw:text-style-name="P1" xml:id="id8" draw:id="id8" draw:layer="layout" svg:width="4.445cm" svg:height="1.27cm" svg:x="11.795cm" svg:y="5.445cm">
          <draw:text-box>
            <text:p>Unsupervised</text:p>
          </draw:text-box>
        </draw:frame>
        <draw:line draw:style-name="gr6" draw:text-style-name="P3" draw:layer="layout" svg:x1="16.875cm" svg:y1="3.222cm" svg:x2="20.05cm" svg:y2="3.222cm">
          <text:p/>
        </draw:line>
        <draw:frame draw:style-name="gr3" draw:text-style-name="P1" draw:layer="layout" svg:width="4.762cm" svg:height="0.962cm" svg:x="19.95cm" svg:y="2.687cm">
          <draw:text-box>
            <text:p>Reinforcement</text:p>
          </draw:text-box>
        </draw:frame>
        <draw:connector draw:style-name="gr7" draw:text-style-name="P3" draw:layer="layout" draw:type="curve" svg:x1="6.873cm" svg:y1="3.667cm" svg:x2="3.857cm" svg:y2="7.667cm" draw:start-shape="id1" draw:start-glue-point="2" draw:end-shape="id2" draw:end-glue-point="0" svg:d="M6873 3667c0 3000-3016 1000-3016 4000" svg:viewBox="0 0 3017 4001">
          <text:p/>
        </draw:connector>
        <draw:connector draw:style-name="gr7" draw:text-style-name="P3" draw:layer="layout" draw:type="curve" svg:x1="6.873cm" svg:y1="3.667cm" svg:x2="7.985cm" svg:y2="10.455cm" draw:start-shape="id1" draw:start-glue-point="2" draw:end-shape="id3" draw:end-glue-point="0" svg:d="M6873 3667c0 5091 1112 1697 1112 6788" svg:viewBox="0 0 1113 6789">
          <text:p/>
        </draw:connector>
        <draw:frame draw:style-name="gr1" draw:text-style-name="P1" xml:id="id2" draw:id="id2" draw:layer="layout" svg:width="4.445cm" svg:height="0.962cm" svg:x="1.635cm" svg:y="7.667cm">
          <draw:text-box>
            <text:p>Classification</text:p>
          </draw:text-box>
        </draw:frame>
        <draw:frame draw:style-name="gr3" draw:text-style-name="P1" xml:id="id3" draw:id="id3" draw:layer="layout" svg:width="3.81cm" svg:height="0.962cm" svg:x="6.08cm" svg:y="10.455cm">
          <draw:text-box>
            <text:p>Regression</text:p>
          </draw:text-box>
        </draw:frame>
        <draw:connector draw:style-name="gr8" draw:text-style-name="P3" draw:layer="layout" draw:type="curve" svg:x1="7.985cm" svg:y1="11.417cm" svg:x2="3.54cm" svg:y2="12.979cm" draw:start-shape="id3" draw:start-glue-point="2" draw:end-shape="id4" draw:end-glue-point="0" svg:d="M7985 11417c0 1171-4445 391-4445 1562" svg:viewBox="0 0 4446 1563">
          <text:p/>
        </draw:connector>
        <draw:frame draw:style-name="gr9" draw:text-style-name="P1" xml:id="id4" draw:id="id4" draw:layer="layout" svg:width="3.81cm" svg:height="1.673cm" svg:x="1.635cm" svg:y="12.979cm">
          <draw:text-box>
            <text:p>Linear regression</text:p>
          </draw:text-box>
        </draw:frame>
        <draw:frame draw:style-name="gr5" draw:text-style-name="P1" xml:id="id6" draw:id="id6" draw:layer="layout" svg:width="3.175cm" svg:height="1.27cm" svg:x="4.81cm" svg:y="14.9cm">
          <draw:text-box>
            <text:p>Ridge</text:p>
          </draw:text-box>
        </draw:frame>
        <draw:frame draw:style-name="gr1" draw:text-style-name="P1" xml:id="id7" draw:id="id7" draw:layer="layout" svg:width="2.54cm" svg:height="0.962cm" svg:x="7.35cm" svg:y="16.487cm">
          <draw:text-box>
            <text:p>Lasso</text:p>
          </draw:text-box>
        </draw:frame>
        <draw:frame draw:style-name="gr10" draw:text-style-name="P1" xml:id="id5" draw:id="id5" draw:layer="layout" svg:width="3.492cm" svg:height="2.54cm" svg:x="8.62cm" svg:y="13.312cm">
          <draw:text-box>
            <text:p>Decision tree regressor</text:p>
          </draw:text-box>
        </draw:frame>
        <draw:connector draw:style-name="gr11" draw:text-style-name="P3" draw:layer="layout" draw:type="curve" svg:x1="7.985cm" svg:y1="11.417cm" svg:x2="10.366cm" svg:y2="13.312cm" draw:start-shape="id3" draw:start-glue-point="2" draw:end-shape="id5" draw:end-glue-point="0" svg:d="M7985 11417c0 1422 2381 475 2381 1895" svg:viewBox="0 0 2382 1896">
          <text:p/>
        </draw:connector>
        <draw:connector draw:style-name="gr12" draw:text-style-name="P3" draw:layer="layout" draw:type="curve" svg:x1="7.985cm" svg:y1="11.417cm" svg:x2="6.397cm" svg:y2="14.9cm" draw:start-shape="id3" draw:start-glue-point="2" draw:end-shape="id6" draw:end-glue-point="0" svg:d="M7985 11417c0 2613-1588 872-1588 3483" svg:viewBox="0 0 1589 3484">
          <text:p/>
        </draw:connector>
        <draw:connector draw:style-name="gr13" draw:text-style-name="P3" draw:layer="layout" draw:type="curve" svg:x1="7.985cm" svg:y1="11.417cm" svg:x2="8.62cm" svg:y2="16.487cm" draw:start-shape="id3" draw:start-glue-point="2" draw:end-shape="id7" draw:end-glue-point="0" svg:d="M7985 11417c0 3802 635 1268 635 5070" svg:viewBox="0 0 636 5071">
          <text:p/>
        </draw:connector>
        <draw:frame draw:style-name="gr14" draw:text-style-name="P1" xml:id="id9" draw:id="id9" draw:layer="layout" svg:width="4.128cm" svg:height="1.905cm" svg:x="10.207cm" svg:y="7.35cm">
          <draw:text-box>
            <text:p>Dimension reduction</text:p>
          </draw:text-box>
        </draw:frame>
        <draw:frame draw:style-name="gr14" draw:text-style-name="P1" xml:id="id10" draw:id="id10" draw:layer="layout" svg:width="3.175cm" svg:height="1.905cm" svg:x="13.065cm" svg:y="9.255cm">
          <draw:text-box>
            <text:p>Pattern search</text:p>
          </draw:text-box>
        </draw:frame>
        <draw:frame draw:style-name="gr5" draw:text-style-name="P1" xml:id="id11" draw:id="id11" draw:layer="layout" svg:width="3.492cm" svg:height="1.27cm" svg:x="15.605cm" svg:y="7.667cm">
          <draw:text-box>
            <text:p>Clustering</text:p>
          </draw:text-box>
        </draw:frame>
        <draw:connector draw:style-name="gr15" draw:text-style-name="P3" draw:layer="layout" draw:type="curve" svg:x1="14.017cm" svg:y1="6.715cm" svg:x2="12.271cm" svg:y2="7.35cm" draw:start-shape="id8" draw:start-glue-point="2" draw:end-shape="id9" draw:end-glue-point="0" svg:d="M14017 6715c0 477-1746 160-1746 635" svg:viewBox="0 0 1747 636">
          <text:p/>
        </draw:connector>
        <draw:connector draw:style-name="gr16" draw:text-style-name="P3" draw:layer="layout" draw:type="curve" svg:x1="14.017cm" svg:y1="6.715cm" svg:x2="14.652cm" svg:y2="9.255cm" draw:start-shape="id8" draw:start-glue-point="2" draw:end-shape="id10" draw:end-glue-point="0" svg:d="M14017 6715c0 1905 635 635 635 2540" svg:viewBox="0 0 636 2541">
          <text:p/>
        </draw:connector>
        <draw:connector draw:style-name="gr17" draw:text-style-name="P3" draw:layer="layout" draw:type="curve" draw:line-skew="-2.45cm -4.627cm" svg:x1="14.017cm" svg:y1="6.715cm" svg:x2="17.351cm" svg:y2="7.667cm" draw:start-shape="id8" draw:start-glue-point="2" draw:end-shape="id11" draw:end-glue-point="0" svg:d="M14017 6715c0 408 953 272 953 362s2381-160 2381 590" svg:viewBox="0 0 3335 953">
          <text:p/>
        </draw:connector>
      </draw:page>
      <draw:page draw:name="page2" draw:style-name="dp1" draw:master-page-name="Default">
        <draw:frame draw:style-name="gr18" draw:text-style-name="P2" draw:layer="layout" svg:width="1.999cm" svg:height="0.999cm" svg:x="10.651cm" svg:y="10.0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7T07:24:29.969000000</meta:creation-date>
    <dc:date>2024-07-19T06:57:51.572000000</dc:date>
    <meta:editing-duration>P1DT23H33M21S</meta:editing-duration>
    <meta:editing-cycles>2</meta:editing-cycles>
    <meta:generator>LibreOffice/7.4.4.2$Windows_X86_64 LibreOffice_project/85569322deea74ec9134968a29af2df5663baa21</meta:generator>
    <meta:document-statistic meta:object-count="26"/>
  </office:meta>
</office:document-meta>
</file>

<file path=Object 1/content.xml><?xml version="1.0" encoding="utf-8"?>
<math xmlns="http://www.w3.org/1998/Math/MathML" display="block"/>
</file>